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Lección:Módulo 1: ¿Qué es Internet? (Real)</text:p>
          </table:table-cell>
          <table:table-cell office:value-type="string">
            <text:p>Lección:Módulo 2: CONEXIÓN A INTERNET (Real)</text:p>
          </table:table-cell>
          <table:table-cell office:value-type="string">
            <text:p>Lección:Módulo 3: Navegación por internet (Real)</text:p>
          </table:table-cell>
          <table:table-cell office:value-type="string">
            <text:p>Lección:Modulo 4: Aplicaciones de internet (Real)</text:p>
          </table:table-cell>
          <table:table-cell office:value-type="string">
            <text:p>Lección:Modulo 5: Cloud Computing (Real)</text:p>
          </table:table-cell>
          <table:table-cell office:value-type="string">
            <text:p>Examen:Evaluación Unidad 1 (Real)</text:p>
          </table:table-cell>
          <table:table-cell office:value-type="string">
            <text:p>Examen:Evaluación Unidad 2 (Real)</text:p>
          </table:table-cell>
          <table:table-cell office:value-type="string">
            <text:p>Examen:Evaluación Unidad 3 (Real)</text:p>
          </table:table-cell>
          <table:table-cell office:value-type="string">
            <text:p>Examen:Evaluación Unidad 4 (Real)</text:p>
          </table:table-cell>
          <table:table-cell office:value-type="string">
            <text:p>Examen:Evaluación Unidad 5 (Real)</text:p>
          </table:table-cell>
          <table:table-cell office:value-type="string">
            <text:p>Examen:Evaluació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JASSON</text:p>
          </table:table-cell>
          <table:table-cell office:value-type="string">
            <text:p>AGUSTÃ­N</text:p>
          </table:table-cell>
          <table:table-cell office:value-type="string">
            <text:p>3597314140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gustinjasso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4.29">
            <text:p>14.29</text:p>
          </table:table-cell>
          <table:table-cell office:value-type="float" office:value="19.71">
            <text:p>19.71</text:p>
          </table:table-cell>
          <table:table-cell office:value-type="float" office:value="85.43">
            <text:p>85.43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ADAM ESTUARDO</text:p>
          </table:table-cell>
          <table:table-cell office:value-type="string">
            <text:p>ALONZO LORENZANA</text:p>
          </table:table-cell>
          <table:table-cell office:value-type="string">
            <text:p>29412965001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amalonzo1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ULIO EDGARDO</text:p>
          </table:table-cell>
          <table:table-cell office:value-type="string">
            <text:p>ALONZO ORTIZ</text:p>
          </table:table-cell>
          <table:table-cell office:value-type="string">
            <text:p>31548693715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julioedgard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2.44">
            <text:p>22.44</text:p>
          </table:table-cell>
          <table:table-cell office:value-type="float" office:value="88.86">
            <text:p>88.8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ALEJANDRA MARÃ­A</text:p>
          </table:table-cell>
          <table:table-cell office:value-type="string">
            <text:p>AMBROSIO SOTOJ</text:p>
          </table:table-cell>
          <table:table-cell office:value-type="string">
            <text:p>354387790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jandraambrosio50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2.14">
            <text:p>12.14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1.15">
            <text:p>21.15</text:p>
          </table:table-cell>
          <table:table-cell office:value-type="float" office:value="89.01">
            <text:p>89.01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CHRISTIAN EDUARDO</text:p>
          </table:table-cell>
          <table:table-cell office:value-type="string">
            <text:p>BARILLAS CABRERA</text:p>
          </table:table-cell>
          <table:table-cell office:value-type="string">
            <text:p>302474404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brera310christia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7">
            <text:p>8.57</text:p>
          </table:table-cell>
          <table:table-cell office:value-type="float" office:value="8.21">
            <text:p>8.21</text:p>
          </table:table-cell>
          <table:table-cell office:value-type="float" office:value="15.00">
            <text:p>15.00</text:p>
          </table:table-cell>
          <table:table-cell office:value-type="float" office:value="13.93">
            <text:p>13.93</text:p>
          </table:table-cell>
          <table:table-cell office:value-type="float" office:value="15.00">
            <text:p>15.00</text:p>
          </table:table-cell>
          <table:table-cell office:value-type="float" office:value="20.35">
            <text:p>20.35</text:p>
          </table:table-cell>
          <table:table-cell office:value-type="float" office:value="81.07">
            <text:p>81.07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DANIEL ALEJANDRO</text:p>
          </table:table-cell>
          <table:table-cell office:value-type="string">
            <text:p>BARILLAS MEDRANO</text:p>
          </table:table-cell>
          <table:table-cell office:value-type="string">
            <text:p>37898237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ielalejandronight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.43">
            <text:p>11.43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2.44">
            <text:p>22.44</text:p>
          </table:table-cell>
          <table:table-cell office:value-type="float" office:value="89.58">
            <text:p>89.58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DIEGO FERNANDO</text:p>
          </table:table-cell>
          <table:table-cell office:value-type="string">
            <text:p>BARILLAS MEDRANO</text:p>
          </table:table-cell>
          <table:table-cell office:value-type="string">
            <text:p>37977930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gobarillas57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8.57">
            <text:p>8.57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3.08">
            <text:p>23.08</text:p>
          </table:table-cell>
          <table:table-cell office:value-type="float" office:value="87.36">
            <text:p>87.3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CARMEN MARIA</text:p>
          </table:table-cell>
          <table:table-cell office:value-type="string">
            <text:p>BERGANZA RECINOS</text:p>
          </table:table-cell>
          <table:table-cell office:value-type="string">
            <text:p>30207204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rganza.carmen.mari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68">
            <text:p>12.68</text:p>
          </table:table-cell>
          <table:table-cell office:value-type="float" office:value="15.00">
            <text:p>15.00</text:p>
          </table:table-cell>
          <table:table-cell office:value-type="float" office:value="21.79">
            <text:p>21.79</text:p>
          </table:table-cell>
          <table:table-cell office:value-type="float" office:value="92.33">
            <text:p>92.33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ALLAN JOSÃ­AS</text:p>
          </table:table-cell>
          <table:table-cell office:value-type="string">
            <text:p>BUC SIS</text:p>
          </table:table-cell>
          <table:table-cell office:value-type="string">
            <text:p>30882051704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anbuc153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.29">
            <text:p>14.29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4.46">
            <text:p>14.46</text:p>
          </table:table-cell>
          <table:table-cell office:value-type="float" office:value="15.00">
            <text:p>15.00</text:p>
          </table:table-cell>
          <table:table-cell office:value-type="float" office:value="21.15">
            <text:p>21.15</text:p>
          </table:table-cell>
          <table:table-cell office:value-type="float" office:value="92.76">
            <text:p>92.7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CATHERINE MISHELL</text:p>
          </table:table-cell>
          <table:table-cell office:value-type="string">
            <text:p>CABRERA TELLO</text:p>
          </table:table-cell>
          <table:table-cell office:value-type="string">
            <text:p>36110595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therinemishell200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7">
            <text:p>8.57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4.46">
            <text:p>14.46</text:p>
          </table:table-cell>
          <table:table-cell office:value-type="float" office:value="14.29">
            <text:p>14.29</text:p>
          </table:table-cell>
          <table:table-cell office:value-type="float" office:value="25.00">
            <text:p>25.00</text:p>
          </table:table-cell>
          <table:table-cell office:value-type="float" office:value="88.04">
            <text:p>88.04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MARÃ­A ISABEL</text:p>
          </table:table-cell>
          <table:table-cell office:value-type="string">
            <text:p>CANO PÃ©REZ</text:p>
          </table:table-cell>
          <table:table-cell office:value-type="string">
            <text:p>40260202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abelcanop19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23.08">
            <text:p>23.08</text:p>
          </table:table-cell>
          <table:table-cell office:value-type="float" office:value="93.79">
            <text:p>93.79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OSE ALFREDO</text:p>
          </table:table-cell>
          <table:table-cell office:value-type="string">
            <text:p>CASTRILLO NIJ</text:p>
          </table:table-cell>
          <table:table-cell office:value-type="string">
            <text:p>303189312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strillonijjosealfred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.00">
            <text:p>15.00</text:p>
          </table:table-cell>
          <table:table-cell office:value-type="float" office:value="9.29">
            <text:p>9.29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9.23">
            <text:p>19.23</text:p>
          </table:table-cell>
          <table:table-cell office:value-type="float" office:value="88.52">
            <text:p>88.52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UAN DIEGO</text:p>
          </table:table-cell>
          <table:table-cell office:value-type="string">
            <text:p>CHAJON ESPAÑA</text:p>
          </table:table-cell>
          <table:table-cell office:value-type="string">
            <text:p>30114993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andiegoche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.00">
            <text:p>15.00</text:p>
          </table:table-cell>
          <table:table-cell office:value-type="float" office:value="14.29">
            <text:p>14.29</text:p>
          </table:table-cell>
          <table:table-cell office:value-type="float" office:value="15.00">
            <text:p>15.00</text:p>
          </table:table-cell>
          <table:table-cell office:value-type="float" office:value="13.39">
            <text:p>13.39</text:p>
          </table:table-cell>
          <table:table-cell office:value-type="float" office:value="15.00">
            <text:p>15.00</text:p>
          </table:table-cell>
          <table:table-cell office:value-type="float" office:value="19.23">
            <text:p>19.23</text:p>
          </table:table-cell>
          <table:table-cell office:value-type="float" office:value="91.91">
            <text:p>91.91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ESMERALDA ABIGAIL</text:p>
          </table:table-cell>
          <table:table-cell office:value-type="string">
            <text:p>CHITAY CASTILLO</text:p>
          </table:table-cell>
          <table:table-cell office:value-type="string">
            <text:p>35394572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stilloabigail309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2.12">
            <text:p>22.12</text:p>
          </table:table-cell>
          <table:table-cell office:value-type="float" office:value="90.69">
            <text:p>90.69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EDGAR ANDRES</text:p>
          </table:table-cell>
          <table:table-cell office:value-type="string">
            <text:p>CORTEZ RIVAS</text:p>
          </table:table-cell>
          <table:table-cell office:value-type="string">
            <text:p>29759475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escrgt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19.71">
            <text:p>19.71</text:p>
          </table:table-cell>
          <table:table-cell office:value-type="float" office:value="88.28">
            <text:p>88.28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BRIANA NICOLLE</text:p>
          </table:table-cell>
          <table:table-cell office:value-type="string">
            <text:p>DE LEÃ³N SANDOVAL</text:p>
          </table:table-cell>
          <table:table-cell office:value-type="string">
            <text:p>30165822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leonbriana4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1.79">
            <text:p>21.79</text:p>
          </table:table-cell>
          <table:table-cell office:value-type="float" office:value="90.37">
            <text:p>90.37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CRISTOPER ISSAAC</text:p>
          </table:table-cell>
          <table:table-cell office:value-type="string">
            <text:p>DE LEÓN COTZAJAY</text:p>
          </table:table-cell>
          <table:table-cell office:value-type="string">
            <text:p>207098018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leoncristoper3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2.32">
            <text:p>12.32</text:p>
          </table:table-cell>
          <table:table-cell office:value-type="float" office:value="15.00">
            <text:p>15.00</text:p>
          </table:table-cell>
          <table:table-cell office:value-type="float" office:value="23.08">
            <text:p>23.08</text:p>
          </table:table-cell>
          <table:table-cell office:value-type="float" office:value="91.11">
            <text:p>91.11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ASHLEY GABRIELA</text:p>
          </table:table-cell>
          <table:table-cell office:value-type="string">
            <text:p>DE PAZ ACABAL</text:p>
          </table:table-cell>
          <table:table-cell office:value-type="string">
            <text:p>29190416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brieladepaz04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0.71">
            <text:p>10.71</text:p>
          </table:table-cell>
          <table:table-cell office:value-type="float" office:value="12.86">
            <text:p>12.86</text:p>
          </table:table-cell>
          <table:table-cell office:value-type="float" office:value="13.39">
            <text:p>13.39</text:p>
          </table:table-cell>
          <table:table-cell office:value-type="float" office:value="12.86">
            <text:p>12.86</text:p>
          </table:table-cell>
          <table:table-cell office:value-type="float" office:value="23.08">
            <text:p>23.08</text:p>
          </table:table-cell>
          <table:table-cell office:value-type="float" office:value="83.61">
            <text:p>83.61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KENETH DAVID</text:p>
          </table:table-cell>
          <table:table-cell office:value-type="string">
            <text:p>ECHEVERRÍA GONZÁLEZ</text:p>
          </table:table-cell>
          <table:table-cell office:value-type="string">
            <text:p>30510906501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nethlorena200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4.29">
            <text:p>14.29</text:p>
          </table:table-cell>
          <table:table-cell office:value-type="float" office:value="15.00">
            <text:p>15.00</text:p>
          </table:table-cell>
          <table:table-cell office:value-type="float" office:value="13.39">
            <text:p>13.39</text:p>
          </table:table-cell>
          <table:table-cell office:value-type="float" office:value="15.00">
            <text:p>15.00</text:p>
          </table:table-cell>
          <table:table-cell office:value-type="float" office:value="20.51">
            <text:p>20.51</text:p>
          </table:table-cell>
          <table:table-cell office:value-type="float" office:value="91.05">
            <text:p>91.05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OLIVER ARMANDO</text:p>
          </table:table-cell>
          <table:table-cell office:value-type="string">
            <text:p>ESTRADA PIVARAL</text:p>
          </table:table-cell>
          <table:table-cell office:value-type="string">
            <text:p>35537415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liverestrada103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12.14">
            <text:p>12.14</text:p>
          </table:table-cell>
          <table:table-cell office:value-type="float" office:value="25.00">
            <text:p>25.00</text:p>
          </table:table-cell>
          <table:table-cell office:value-type="float" office:value="92.86">
            <text:p>92.8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OSÃ© FERNANDO</text:p>
          </table:table-cell>
          <table:table-cell office:value-type="string">
            <text:p>FLORIAN VÃ¡SQUEZ</text:p>
          </table:table-cell>
          <table:table-cell office:value-type="string">
            <text:p>38113643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rnandoflorian95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14">
            <text:p>12.14</text:p>
          </table:table-cell>
          <table:table-cell office:value-type="float" office:value="7.86">
            <text:p>7.86</text:p>
          </table:table-cell>
          <table:table-cell office:value-type="float" office:value="10.71">
            <text:p>10.71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9.23">
            <text:p>19.23</text:p>
          </table:table-cell>
          <table:table-cell office:value-type="float" office:value="77.80">
            <text:p>77.80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EDGAR DANIEL</text:p>
          </table:table-cell>
          <table:table-cell office:value-type="string">
            <text:p>GARCIA GARCIA</text:p>
          </table:table-cell>
          <table:table-cell office:value-type="string">
            <text:p>29963095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dgar.garcia.e297myh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4">
            <text:p>7.14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21.15">
            <text:p>21.15</text:p>
          </table:table-cell>
          <table:table-cell office:value-type="float" office:value="81.87">
            <text:p>81.87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KEVIN ARCENIO</text:p>
          </table:table-cell>
          <table:table-cell office:value-type="string">
            <text:p>GONZÁLEZ MORALES</text:p>
          </table:table-cell>
          <table:table-cell office:value-type="string">
            <text:p>23057913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vinarcenio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.43">
            <text:p>11.43</text:p>
          </table:table-cell>
          <table:table-cell office:value-type="float" office:value="14.29">
            <text:p>14.29</text:p>
          </table:table-cell>
          <table:table-cell office:value-type="float" office:value="12.86">
            <text:p>12.86</text:p>
          </table:table-cell>
          <table:table-cell office:value-type="float" office:value="13.39">
            <text:p>13.39</text:p>
          </table:table-cell>
          <table:table-cell office:value-type="float" office:value="14.29">
            <text:p>14.29</text:p>
          </table:table-cell>
          <table:table-cell office:value-type="float" office:value="25.00">
            <text:p>25.00</text:p>
          </table:table-cell>
          <table:table-cell office:value-type="float" office:value="91.25">
            <text:p>91.25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OSÉ RODRIGO</text:p>
          </table:table-cell>
          <table:table-cell office:value-type="string">
            <text:p>GUERRA AGUILAR</text:p>
          </table:table-cell>
          <table:table-cell office:value-type="string">
            <text:p>38414056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drigoguerra280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.29">
            <text:p>14.29</text:p>
          </table:table-cell>
          <table:table-cell office:value-type="float" office:value="12.14">
            <text:p>12.14</text:p>
          </table:table-cell>
          <table:table-cell office:value-type="float" office:value="12.86">
            <text:p>12.86</text:p>
          </table:table-cell>
          <table:table-cell office:value-type="float" office:value="11.79">
            <text:p>11.79</text:p>
          </table:table-cell>
          <table:table-cell office:value-type="float" office:value="8.57">
            <text:p>8.57</text:p>
          </table:table-cell>
          <table:table-cell office:value-type="float" office:value="19.23">
            <text:p>19.23</text:p>
          </table:table-cell>
          <table:table-cell office:value-type="float" office:value="78.87">
            <text:p>78.87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DAYANA ESMERALDA</text:p>
          </table:table-cell>
          <table:table-cell office:value-type="string">
            <text:p>GUERRA PUERTO</text:p>
          </table:table-cell>
          <table:table-cell office:value-type="string">
            <text:p>29976667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yanapuerto1898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29">
            <text:p>9.29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3.39">
            <text:p>13.39</text:p>
          </table:table-cell>
          <table:table-cell office:value-type="float" office:value="12.86">
            <text:p>12.86</text:p>
          </table:table-cell>
          <table:table-cell office:value-type="float" office:value="23.08">
            <text:p>23.08</text:p>
          </table:table-cell>
          <table:table-cell office:value-type="float" office:value="84.33">
            <text:p>84.33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NELSON ARTURO</text:p>
          </table:table-cell>
          <table:table-cell office:value-type="string">
            <text:p>INTERIANO HERRERA</text:p>
          </table:table-cell>
          <table:table-cell office:value-type="string">
            <text:p>29878112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koherrera197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.29">
            <text:p>14.29</text:p>
          </table:table-cell>
          <table:table-cell office:value-type="float" office:value="11.43">
            <text:p>11.43</text:p>
          </table:table-cell>
          <table:table-cell office:value-type="float" office:value="12.86">
            <text:p>12.86</text:p>
          </table:table-cell>
          <table:table-cell office:value-type="float" office:value="11.79">
            <text:p>11.79</text:p>
          </table:table-cell>
          <table:table-cell office:value-type="float" office:value="15.00">
            <text:p>15.00</text:p>
          </table:table-cell>
          <table:table-cell office:value-type="float" office:value="17.31">
            <text:p>17.31</text:p>
          </table:table-cell>
          <table:table-cell office:value-type="float" office:value="82.66">
            <text:p>82.6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IMENA SOFIA</text:p>
          </table:table-cell>
          <table:table-cell office:value-type="string">
            <text:p>ISMALEJ FERNANDEZ</text:p>
          </table:table-cell>
          <table:table-cell office:value-type="string">
            <text:p>303022418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malejsofi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4.29">
            <text:p>14.29</text:p>
          </table:table-cell>
          <table:table-cell office:value-type="float" office:value="15.00">
            <text:p>15.00</text:p>
          </table:table-cell>
          <table:table-cell office:value-type="float" office:value="24.52">
            <text:p>24.52</text:p>
          </table:table-cell>
          <table:table-cell office:value-type="float" office:value="92.38">
            <text:p>92.38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AROLDO SAMUEL</text:p>
          </table:table-cell>
          <table:table-cell office:value-type="string">
            <text:p>LARES RAXON</text:p>
          </table:table-cell>
          <table:table-cell office:value-type="string">
            <text:p>3057568180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oldolares1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4.46">
            <text:p>14.46</text:p>
          </table:table-cell>
          <table:table-cell office:value-type="float" office:value="15.00">
            <text:p>15.00</text:p>
          </table:table-cell>
          <table:table-cell office:value-type="float" office:value="23.08">
            <text:p>23.08</text:p>
          </table:table-cell>
          <table:table-cell office:value-type="float" office:value="93.26">
            <text:p>93.2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ERICK ALEXANDER</text:p>
          </table:table-cell>
          <table:table-cell office:value-type="string">
            <text:p>LARIOS AVILA</text:p>
          </table:table-cell>
          <table:table-cell office:value-type="string">
            <text:p>35554344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larios.07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.43">
            <text:p>11.43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3.39">
            <text:p>13.39</text:p>
          </table:table-cell>
          <table:table-cell office:value-type="float" office:value="15.00">
            <text:p>15.00</text:p>
          </table:table-cell>
          <table:table-cell office:value-type="float" office:value="21.15">
            <text:p>21.15</text:p>
          </table:table-cell>
          <table:table-cell office:value-type="float" office:value="88.83">
            <text:p>88.83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EFFERSON BERNARDINO</text:p>
          </table:table-cell>
          <table:table-cell office:value-type="string">
            <text:p>LOPEZ GALICIA</text:p>
          </table:table-cell>
          <table:table-cell office:value-type="string">
            <text:p>3413551782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pez.galicia.jefferson.bernardi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5.71">
            <text:p>95.71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CARLOS RODRIGO</text:p>
          </table:table-cell>
          <table:table-cell office:value-type="string">
            <text:p>LOPEZ GARCIA</text:p>
          </table:table-cell>
          <table:table-cell office:value-type="string">
            <text:p>27774756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tzygarciaosori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1.15">
            <text:p>21.15</text:p>
          </table:table-cell>
          <table:table-cell office:value-type="float" office:value="96.15">
            <text:p>96.15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NOOR ALESSANDRO</text:p>
          </table:table-cell>
          <table:table-cell office:value-type="string">
            <text:p>LÃ³PEZ AGUILAR</text:p>
          </table:table-cell>
          <table:table-cell office:value-type="string">
            <text:p>35966292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.alessandro.gt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4.46">
            <text:p>14.46</text:p>
          </table:table-cell>
          <table:table-cell office:value-type="float" office:value="12.14">
            <text:p>12.14</text:p>
          </table:table-cell>
          <table:table-cell office:value-type="float" office:value="25.00">
            <text:p>25.00</text:p>
          </table:table-cell>
          <table:table-cell office:value-type="float" office:value="88.04">
            <text:p>88.04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OS� EDUARDO</text:p>
          </table:table-cell>
          <table:table-cell office:value-type="string">
            <text:p>MACARIO CHUT�N</text:p>
          </table:table-cell>
          <table:table-cell office:value-type="string">
            <text:p>30074634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macario5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.00">
            <text:p>15.00</text:p>
          </table:table-cell>
          <table:table-cell office:value-type="float" office:value="13.57">
            <text:p>13.57</text:p>
          </table:table-cell>
          <table:table-cell office:value-type="float" office:value="15.00">
            <text:p>15.00</text:p>
          </table:table-cell>
          <table:table-cell office:value-type="float" office:value="13.93">
            <text:p>13.93</text:p>
          </table:table-cell>
          <table:table-cell office:value-type="float" office:value="12.86">
            <text:p>12.86</text:p>
          </table:table-cell>
          <table:table-cell office:value-type="float" office:value="18.59">
            <text:p>18.59</text:p>
          </table:table-cell>
          <table:table-cell office:value-type="float" office:value="88.95">
            <text:p>88.95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GABRIEL ALEXANDER</text:p>
          </table:table-cell>
          <table:table-cell office:value-type="string">
            <text:p>MEDRANO GIRÃ³N</text:p>
          </table:table-cell>
          <table:table-cell office:value-type="string">
            <text:p>30234903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andermedrano143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2.44">
            <text:p>22.44</text:p>
          </table:table-cell>
          <table:table-cell office:value-type="float" office:value="93.15">
            <text:p>93.15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VICCENZO GABRIELL</text:p>
          </table:table-cell>
          <table:table-cell office:value-type="string">
            <text:p>MEJICANOS SÃ¡NCHEZ</text:p>
          </table:table-cell>
          <table:table-cell office:value-type="string">
            <text:p>36365174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briellmejicanos0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3">
            <text:p>6.43</text:p>
          </table:table-cell>
          <table:table-cell office:value-type="float" office:value="14.29">
            <text:p>14.29</text:p>
          </table:table-cell>
          <table:table-cell office:value-type="float" office:value="9.64">
            <text:p>9.64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23.08">
            <text:p>23.08</text:p>
          </table:table-cell>
          <table:table-cell office:value-type="float" office:value="81.29">
            <text:p>81.29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LAURA JIMENA</text:p>
          </table:table-cell>
          <table:table-cell office:value-type="string">
            <text:p>MEJÃ­A HERRERA</text:p>
          </table:table-cell>
          <table:table-cell office:value-type="string">
            <text:p>31092349208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imenamejiah11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3.08">
            <text:p>23.08</text:p>
          </table:table-cell>
          <table:table-cell office:value-type="float" office:value="91.65">
            <text:p>91.65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MADELINE VELVET</text:p>
          </table:table-cell>
          <table:table-cell office:value-type="string">
            <text:p>MENDOZA BEDOYA</text:p>
          </table:table-cell>
          <table:table-cell office:value-type="string">
            <text:p>269940839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ddiebedoya3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4.36">
            <text:p>24.36</text:p>
          </table:table-cell>
          <table:table-cell office:value-type="float" office:value="95.07">
            <text:p>95.07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KEVIN JAVIER</text:p>
          </table:table-cell>
          <table:table-cell office:value-type="string">
            <text:p>MIRANDA CAMEY</text:p>
          </table:table-cell>
          <table:table-cell office:value-type="string">
            <text:p>36113484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vinjaviermirandacamey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.43">
            <text:p>11.43</text:p>
          </table:table-cell>
          <table:table-cell office:value-type="float" office:value="10.00">
            <text:p>10.00</text:p>
          </table:table-cell>
          <table:table-cell office:value-type="float" office:value="15.00">
            <text:p>15.00</text:p>
          </table:table-cell>
          <table:table-cell office:value-type="float" office:value="14.29">
            <text:p>14.29</text:p>
          </table:table-cell>
          <table:table-cell office:value-type="float" office:value="15.00">
            <text:p>15.00</text:p>
          </table:table-cell>
          <table:table-cell office:value-type="float" office:value="18.91">
            <text:p>18.91</text:p>
          </table:table-cell>
          <table:table-cell office:value-type="float" office:value="84.62">
            <text:p>84.62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GIMENA VALENTINA</text:p>
          </table:table-cell>
          <table:table-cell office:value-type="string">
            <text:p>MIRANDA OCHOA</text:p>
          </table:table-cell>
          <table:table-cell office:value-type="string">
            <text:p>30128266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imenamirind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71">
            <text:p>10.71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8.59">
            <text:p>18.59</text:p>
          </table:table-cell>
          <table:table-cell office:value-type="float" office:value="77.88">
            <text:p>77.88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LIDIA VANESSA</text:p>
          </table:table-cell>
          <table:table-cell office:value-type="string">
            <text:p>MU�OZ TABIC</text:p>
          </table:table-cell>
          <table:table-cell office:value-type="string">
            <text:p>30506866001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diavanessatabic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4.29">
            <text:p>14.29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2.14">
            <text:p>12.14</text:p>
          </table:table-cell>
          <table:table-cell office:value-type="float" office:value="25.00">
            <text:p>25.00</text:p>
          </table:table-cell>
          <table:table-cell office:value-type="float" office:value="90.00">
            <text:p>90.00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MARVIN LIZANDRO</text:p>
          </table:table-cell>
          <table:table-cell office:value-type="string">
            <text:p>NOJ PEREZ</text:p>
          </table:table-cell>
          <table:table-cell office:value-type="string">
            <text:p>303861045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vinnojpere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7.86">
            <text:p>97.8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ANGEL JOSUE</text:p>
          </table:table-cell>
          <table:table-cell office:value-type="string">
            <text:p>NOVAS PEREZ</text:p>
          </table:table-cell>
          <table:table-cell office:value-type="string">
            <text:p>37468430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uenovas74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14">
            <text:p>12.14</text:p>
          </table:table-cell>
          <table:table-cell office:value-type="float" office:value="12.14">
            <text:p>12.14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3.24">
            <text:p>23.24</text:p>
          </table:table-cell>
          <table:table-cell office:value-type="float" office:value="90.38">
            <text:p>90.38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JOSÃ©</text:p>
          </table:table-cell>
          <table:table-cell office:value-type="string">
            <text:p>PATZÃ¡N</text:p>
          </table:table-cell>
          <table:table-cell office:value-type="string">
            <text:p>286819007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0patzanjose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2.32">
            <text:p>12.32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3.04">
            <text:p>93.04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MANUEL ANDREE</text:p>
          </table:table-cell>
          <table:table-cell office:value-type="string">
            <text:p>PEREZ VALENZUELA</text:p>
          </table:table-cell>
          <table:table-cell office:value-type="string">
            <text:p>30015386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emanuel937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9.29">
            <text:p>9.29</text:p>
          </table:table-cell>
          <table:table-cell office:value-type="float" office:value="15.00">
            <text:p>15.00</text:p>
          </table:table-cell>
          <table:table-cell office:value-type="float" office:value="14.46">
            <text:p>14.46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89.46">
            <text:p>89.4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DEBORA REBECA</text:p>
          </table:table-cell>
          <table:table-cell office:value-type="string">
            <text:p>PÉREZ MARTÍNEZ</text:p>
          </table:table-cell>
          <table:table-cell office:value-type="string">
            <text:p>36402463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640246310101@ingenieria.usac.edu.g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4.46">
            <text:p>14.46</text:p>
          </table:table-cell>
          <table:table-cell office:value-type="float" office:value="12.86">
            <text:p>12.86</text:p>
          </table:table-cell>
          <table:table-cell office:value-type="float" office:value="20.51">
            <text:p>20.51</text:p>
          </table:table-cell>
          <table:table-cell office:value-type="float" office:value="90.69">
            <text:p>90.69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EDWIN JOSU�</text:p>
          </table:table-cell>
          <table:table-cell office:value-type="string">
            <text:p>P�REZ B�MACA</text:p>
          </table:table-cell>
          <table:table-cell office:value-type="string">
            <text:p>37924573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ueperezb200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5.71">
            <text:p>95.71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MIGUEL ANGEL</text:p>
          </table:table-cell>
          <table:table-cell office:value-type="string">
            <text:p>RIVAS GUDIEL</text:p>
          </table:table-cell>
          <table:table-cell office:value-type="string">
            <text:p>30179947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gelrivas942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8.57">
            <text:p>8.57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24.36">
            <text:p>24.36</text:p>
          </table:table-cell>
          <table:table-cell office:value-type="float" office:value="86.50">
            <text:p>86.50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RODRIGO JAVIER</text:p>
          </table:table-cell>
          <table:table-cell office:value-type="string">
            <text:p>RODRÃ­GUEZ ALMENGOR</text:p>
          </table:table-cell>
          <table:table-cell office:value-type="string">
            <text:p>29885666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mgorjavi4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7">
            <text:p>8.57</text:p>
          </table:table-cell>
          <table:table-cell office:value-type="float" office:value="3.93">
            <text:p>3.93</text:p>
          </table:table-cell>
          <table:table-cell office:value-type="float" office:value="8.57">
            <text:p>8.57</text:p>
          </table:table-cell>
          <table:table-cell office:value-type="float" office:value="11.07">
            <text:p>11.07</text:p>
          </table:table-cell>
          <table:table-cell office:value-type="float" office:value="2.86">
            <text:p>2.86</text:p>
          </table:table-cell>
          <table:table-cell office:value-type="float" office:value="10.90">
            <text:p>10.90</text:p>
          </table:table-cell>
          <table:table-cell office:value-type="float" office:value="45.90">
            <text:p>45.90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RUDY RAFAEL</text:p>
          </table:table-cell>
          <table:table-cell office:value-type="string">
            <text:p>ROMPICH TOCAY</text:p>
          </table:table-cell>
          <table:table-cell office:value-type="string">
            <text:p>303481145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rompich10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4.29">
            <text:p>14.29</text:p>
          </table:table-cell>
          <table:table-cell office:value-type="float" office:value="15.00">
            <text:p>15.00</text:p>
          </table:table-cell>
          <table:table-cell office:value-type="float" office:value="11.61">
            <text:p>11.61</text:p>
          </table:table-cell>
          <table:table-cell office:value-type="float" office:value="13.57">
            <text:p>13.57</text:p>
          </table:table-cell>
          <table:table-cell office:value-type="float" office:value="21.79">
            <text:p>21.79</text:p>
          </table:table-cell>
          <table:table-cell office:value-type="float" office:value="89.12">
            <text:p>89.12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ANTHONY  WILLIAM</text:p>
          </table:table-cell>
          <table:table-cell office:value-type="string">
            <text:p>ROSALES  CURIALES</text:p>
          </table:table-cell>
          <table:table-cell office:value-type="string">
            <text:p>39079695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thonywr200414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29">
            <text:p>9.29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0.67">
            <text:p>20.67</text:p>
          </table:table-cell>
          <table:table-cell office:value-type="float" office:value="85.67">
            <text:p>85.67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DULCE SOFIA</text:p>
          </table:table-cell>
          <table:table-cell office:value-type="string">
            <text:p>RUIZ ARÃ©VALO</text:p>
          </table:table-cell>
          <table:table-cell office:value-type="string">
            <text:p>37054226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ulcesofi200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71">
            <text:p>10.71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23.40">
            <text:p>23.40</text:p>
          </table:table-cell>
          <table:table-cell office:value-type="float" office:value="91.97">
            <text:p>91.97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ROLMAN JAVIER</text:p>
          </table:table-cell>
          <table:table-cell office:value-type="string">
            <text:p>SAJBIN HERNÃ¡NDEZ</text:p>
          </table:table-cell>
          <table:table-cell office:value-type="string">
            <text:p>28993553901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lmansajbi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7.86">
            <text:p>97.8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KAREN JOSEFINA</text:p>
          </table:table-cell>
          <table:table-cell office:value-type="string">
            <text:p>SALVATIERRA CORNEJO</text:p>
          </table:table-cell>
          <table:table-cell office:value-type="string">
            <text:p>36672319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finasalvaierr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7.86">
            <text:p>7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7.95">
            <text:p>17.95</text:p>
          </table:table-cell>
          <table:table-cell office:value-type="float" office:value="83.66">
            <text:p>83.66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DERECK PABLOJAVIER</text:p>
          </table:table-cell>
          <table:table-cell office:value-type="string">
            <text:p>SALVATIERRA PINEDA</text:p>
          </table:table-cell>
          <table:table-cell office:value-type="string">
            <text:p>303238690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blojaviersalvatierr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14">
            <text:p>12.14</text:p>
          </table:table-cell>
          <table:table-cell office:value-type="float" office:value="8.57">
            <text:p>8.57</text:p>
          </table:table-cell>
          <table:table-cell office:value-type="float" office:value="12.86">
            <text:p>12.86</text:p>
          </table:table-cell>
          <table:table-cell office:value-type="float" office:value="11.25">
            <text:p>11.25</text:p>
          </table:table-cell>
          <table:table-cell office:value-type="float" office:value="10.71">
            <text:p>10.71</text:p>
          </table:table-cell>
          <table:table-cell office:value-type="float" office:value="21.15">
            <text:p>21.15</text:p>
          </table:table-cell>
          <table:table-cell office:value-type="float" office:value="76.69">
            <text:p>76.69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LUIS ÃNGEL ALFREDO</text:p>
          </table:table-cell>
          <table:table-cell office:value-type="string">
            <text:p>SANTOS MÃ©NDEZ</text:p>
          </table:table-cell>
          <table:table-cell office:value-type="string">
            <text:p>304831794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rporacionguillmenzs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57">
            <text:p>8.57</text:p>
          </table:table-cell>
          <table:table-cell office:value-type="float" office:value="7.86">
            <text:p>7.86</text:p>
          </table:table-cell>
          <table:table-cell office:value-type="float" office:value="10.71">
            <text:p>10.71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23.08">
            <text:p>23.08</text:p>
          </table:table-cell>
          <table:table-cell office:value-type="float" office:value="78.08">
            <text:p>78.08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PABLO SAMUEL</text:p>
          </table:table-cell>
          <table:table-cell office:value-type="string">
            <text:p>SIAN GARCÃ­A</text:p>
          </table:table-cell>
          <table:table-cell office:value-type="string">
            <text:p>40262058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blogarciasg1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29">
            <text:p>9.29</text:p>
          </table:table-cell>
          <table:table-cell office:value-type="float" office:value="12.14">
            <text:p>12.14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float" office:value="66.43">
            <text:p>66.43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MANUEL ARNOLDO</text:p>
          </table:table-cell>
          <table:table-cell office:value-type="string">
            <text:p>SOSA PAZ</text:p>
          </table:table-cell>
          <table:table-cell office:value-type="string">
            <text:p>30225116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sosap1908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5.71">
            <text:p>95.71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LUZ CLARITA</text:p>
          </table:table-cell>
          <table:table-cell office:value-type="string">
            <text:p>VELÁSQUEZ ESTEBAN</text:p>
          </table:table-cell>
          <table:table-cell office:value-type="string">
            <text:p>29915525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91552500101@ingenieria.usac.edu.gt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71">
            <text:p>5.71</text:p>
          </table:table-cell>
          <table:table-cell office:value-type="float" office:value="11.43">
            <text:p>11.43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4.29">
            <text:p>14.29</text:p>
          </table:table-cell>
          <table:table-cell office:value-type="float" office:value="22.44">
            <text:p>22.44</text:p>
          </table:table-cell>
          <table:table-cell office:value-type="float" office:value="81.72">
            <text:p>81.72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HERBERTH FRANCISCO ERNESTO</text:p>
          </table:table-cell>
          <table:table-cell office:value-type="string">
            <text:p>WOHLERS CAAL</text:p>
          </table:table-cell>
          <table:table-cell office:value-type="string">
            <text:p>39754741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rberthwohlers48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29">
            <text:p>9.29</text:p>
          </table:table-cell>
          <table:table-cell office:value-type="float" office:value="9.29">
            <text:p>9.29</text:p>
          </table:table-cell>
          <table:table-cell office:value-type="float" office:value="15.00">
            <text:p>15.00</text:p>
          </table:table-cell>
          <table:table-cell office:value-type="float" office:value="10.36">
            <text:p>10.36</text:p>
          </table:table-cell>
          <table:table-cell office:value-type="float" office:value="10.71">
            <text:p>10.71</text:p>
          </table:table-cell>
          <table:table-cell office:value-type="float" office:value="18.27">
            <text:p>18.27</text:p>
          </table:table-cell>
          <table:table-cell office:value-type="float" office:value="72.91">
            <text:p>72.91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ADRIEL BENJAMÃ­N</text:p>
          </table:table-cell>
          <table:table-cell office:value-type="string">
            <text:p>XAJIL HERNÃ¡NDEZ</text:p>
          </table:table-cell>
          <table:table-cell office:value-type="string">
            <text:p>364566884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enjaminxajil4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3.72">
            <text:p>23.72</text:p>
          </table:table-cell>
          <table:table-cell office:value-type="float" office:value="96.58">
            <text:p>96.58</text:p>
          </table:table-cell>
          <table:table-cell office:value-type="string">
            <text:p>1719428440</text:p>
          </table:table-cell>
        </table:table-row>
        <table:table-row>
          <table:table-cell office:value-type="string">
            <text:p>MARÃ­A DE LOS ANGELES</text:p>
          </table:table-cell>
          <table:table-cell office:value-type="string">
            <text:p>ÃLVAREZ HERNÃ¡NDEZ</text:p>
          </table:table-cell>
          <table:table-cell office:value-type="string">
            <text:p>29980762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ia4lvarezh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2.86">
            <text:p>12.86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float" office:value="25.00">
            <text:p>25.00</text:p>
          </table:table-cell>
          <table:table-cell office:value-type="float" office:value="95.71">
            <text:p>95.71</text:p>
          </table:table-cell>
          <table:table-cell office:value-type="string">
            <text:p>17194284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Christian Alessander Blanco González</meta:initial-creator>
    <meta:creation-date>2024-06-26T13:00:40</meta:creation-date>
    <meta:document-statistic meta:table-count="1" meta:cell-count="0" meta:object-count="0"/>
  </office:meta>
</office:document-meta>
</file>